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85897" officeooo:paragraph-rsid="00185897"/>
    </style:style>
    <style:style style:name="P2" style:family="paragraph" style:parent-style-name="Standard">
      <style:text-properties officeooo:rsid="001986c7" officeooo:paragraph-rsid="001986c7"/>
    </style:style>
    <style:style style:name="P3" style:family="paragraph" style:parent-style-name="Standard">
      <style:text-properties officeooo:rsid="001a8566" officeooo:paragraph-rsid="001a8566"/>
    </style:style>
    <style:style style:name="P4" style:family="paragraph" style:parent-style-name="Standard" style:list-style-name="L1">
      <style:text-properties officeooo:rsid="001a8566" officeooo:paragraph-rsid="001a8566"/>
    </style:style>
    <style:style style:name="P5" style:family="paragraph" style:parent-style-name="Standard">
      <style:text-properties officeooo:rsid="001bac21" officeooo:paragraph-rsid="001bac21"/>
    </style:style>
    <style:style style:name="P6" style:family="paragraph" style:parent-style-name="Standard">
      <style:text-properties fo:font-weight="bold" officeooo:rsid="00202498" officeooo:paragraph-rsid="00202498" style:font-weight-asian="bold" style:font-weight-complex="bold"/>
    </style:style>
    <style:style style:name="P7" style:family="paragraph" style:parent-style-name="Standard" style:list-style-name="L4">
      <style:text-properties fo:font-weight="bold" officeooo:rsid="00202498" officeooo:paragraph-rsid="00202498" style:font-weight-asian="bold" style:font-weight-complex="bold"/>
    </style:style>
    <style:style style:name="P8" style:family="paragraph" style:parent-style-name="Standard" style:list-style-name="L4">
      <style:text-properties fo:font-weight="bold" officeooo:rsid="0021a97e" officeooo:paragraph-rsid="0021a97e" style:font-weight-asian="bold" style:font-weight-complex="bold"/>
    </style:style>
    <style:style style:name="P9" style:family="paragraph" style:parent-style-name="Standard" style:list-style-name="L4">
      <style:text-properties fo:font-weight="bold" officeooo:rsid="0021f092" officeooo:paragraph-rsid="0021f092" style:font-weight-asian="bold" style:font-weight-complex="bold"/>
    </style:style>
    <style:style style:name="P10" style:family="paragraph" style:parent-style-name="Standard" style:list-style-name="L4">
      <style:text-properties fo:font-weight="bold" officeooo:rsid="00236864" officeooo:paragraph-rsid="00236864" style:font-weight-asian="bold" style:font-weight-complex="bold"/>
    </style:style>
    <style:style style:name="P11" style:family="paragraph" style:parent-style-name="Standard" style:list-style-name="L4">
      <style:text-properties fo:font-weight="bold" officeooo:rsid="0023f4fd" officeooo:paragraph-rsid="0023f4fd" style:font-weight-asian="bold" style:font-weight-complex="bold"/>
    </style:style>
    <style:style style:name="P12" style:family="paragraph" style:parent-style-name="Standard">
      <style:text-properties fo:font-weight="bold" officeooo:rsid="0023f4fd" officeooo:paragraph-rsid="0023f4fd" style:font-weight-asian="bold" style:font-weight-complex="bold"/>
    </style:style>
    <style:style style:name="P13" style:family="paragraph" style:parent-style-name="Standard">
      <style:text-properties fo:font-weight="bold" officeooo:rsid="00264770" officeooo:paragraph-rsid="00264770" style:font-weight-asian="bold" style:font-weight-complex="bold"/>
    </style:style>
    <style:style style:name="P14" style:family="paragraph" style:parent-style-name="Standard" style:list-style-name="L5">
      <style:text-properties fo:font-weight="bold" officeooo:rsid="002797f5" officeooo:paragraph-rsid="002797f5" style:font-weight-asian="bold" style:font-weight-complex="bold"/>
    </style:style>
    <style:style style:name="P15" style:family="paragraph" style:parent-style-name="Standard" style:list-style-name="L5">
      <style:text-properties fo:font-weight="bold" officeooo:rsid="0027c60c" officeooo:paragraph-rsid="0027c60c" style:font-weight-asian="bold" style:font-weight-complex="bold"/>
    </style:style>
    <style:style style:name="P16" style:family="paragraph" style:parent-style-name="Standard" style:list-style-name="L5">
      <style:text-properties fo:font-weight="bold" officeooo:rsid="00296377" officeooo:paragraph-rsid="00296377" style:font-weight-asian="bold" style:font-weight-complex="bold"/>
    </style:style>
    <style:style style:name="P17" style:family="paragraph" style:parent-style-name="Standard">
      <style:text-properties fo:font-weight="bold" officeooo:rsid="00296377" officeooo:paragraph-rsid="00296377" style:font-weight-asian="bold" style:font-weight-complex="bold"/>
    </style:style>
    <style:style style:name="P18" style:family="paragraph" style:parent-style-name="Standard">
      <style:text-properties fo:font-weight="bold" officeooo:rsid="002ac745" officeooo:paragraph-rsid="002ac745" style:font-weight-asian="bold" style:font-weight-complex="bold"/>
    </style:style>
    <style:style style:name="P19" style:family="paragraph" style:parent-style-name="Standard">
      <style:text-properties fo:font-weight="bold" officeooo:rsid="002ad59e" officeooo:paragraph-rsid="002ad59e" style:font-weight-asian="bold" style:font-weight-complex="bold"/>
    </style:style>
    <style:style style:name="P20" style:family="paragraph" style:parent-style-name="Standard">
      <style:text-properties fo:font-weight="bold" officeooo:rsid="002f5105" officeooo:paragraph-rsid="0031b912" style:font-weight-asian="bold" style:font-weight-complex="bold"/>
    </style:style>
    <style:style style:name="P21" style:family="paragraph" style:parent-style-name="Standard">
      <style:text-properties fo:font-weight="normal" officeooo:rsid="001ce8ad" officeooo:paragraph-rsid="001e610b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1e2e88" officeooo:paragraph-rsid="001e610b" style:font-weight-asian="normal" style:font-weight-complex="normal"/>
    </style:style>
    <style:style style:name="P23" style:family="paragraph" style:parent-style-name="Standard">
      <style:text-properties fo:font-weight="normal" officeooo:rsid="001e2e88" officeooo:paragraph-rsid="001e2e88" style:font-weight-asian="normal" style:font-weight-complex="normal"/>
    </style:style>
    <style:style style:name="P24" style:family="paragraph" style:parent-style-name="Standard">
      <style:text-properties fo:font-weight="normal" officeooo:rsid="001e2e88" officeooo:paragraph-rsid="001e610b" style:font-weight-asian="normal" style:font-weight-complex="normal"/>
    </style:style>
    <style:style style:name="P25" style:family="paragraph" style:parent-style-name="Standard">
      <style:text-properties fo:font-weight="normal" officeooo:rsid="001e610b" officeooo:paragraph-rsid="001e610b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1e610b" officeooo:paragraph-rsid="001e610b" style:font-weight-asian="normal" style:font-weight-complex="normal"/>
    </style:style>
    <style:style style:name="P27" style:family="paragraph" style:parent-style-name="Standard">
      <style:text-properties fo:font-weight="normal" officeooo:rsid="002c7dff" officeooo:paragraph-rsid="002c7dff" style:font-weight-asian="normal" style:font-weight-complex="normal"/>
    </style:style>
    <style:style style:name="P28" style:family="paragraph" style:parent-style-name="Standard" style:list-style-name="L6">
      <style:text-properties officeooo:paragraph-rsid="0031b912"/>
    </style:style>
    <style:style style:name="P29" style:family="paragraph" style:parent-style-name="Standard" style:list-style-name="L6">
      <style:text-properties officeooo:rsid="0031b912" officeooo:paragraph-rsid="0031b9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83d1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83d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1014b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f5105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31014b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2f5105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officeooo:rsid="0031014b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ércio Internacional compreende toda a <text:span text:style-name="T1">circulação de bens e serviços entre as fronteiras dos países</text:span><text:span text:style-name="T2">, abrangendo as operações de compra e venda, aluguel, </text:span><text:span text:style-name="T3">leasing</text:span><text:span text:style-name="T6">, doação, etc.</text:span></text:p>
      <text:p text:style-name="P2"><text:span text:style-name="T6"/></text:p>
      <text:p text:style-name="P3"><text:span text:style-name="T6">Para </text:span><text:span text:style-name="T8">Krugman</text:span><text:span text:style-name="T6">, os países participam do comércio internacional por dois motivos:</text:span></text:p>
      <text:list xml:id="list3736891987656837726" text:style-name="L1">
        <text:list-item>
          <text:p text:style-name="P4"><text:span text:style-name="T6">em razão dos benefícios decorrentes das diferenças entre eles (</text:span><text:span text:style-name="T8">diferenças na dotação de fatores de produção</text:span><text:span text:style-name="T6">), o que permite a </text:span><text:span text:style-name="T8">especialização</text:span><text:span text:style-name="T6"> naquilo que fazem de melhor; e</text:span></text:p>
        </text:list-item>
        <text:list-item>
          <text:p text:style-name="P4"><text:span text:style-name="T6">porque a </text:span><text:span text:style-name="T8">especialização</text:span><text:span text:style-name="T6"> leva à </text:span><text:span text:style-name="T8">economia de escala</text:span><text:span text:style-name="T6">.</text:span></text:p>
        </text:list-item>
      </text:list>
      <text:p text:style-name="P3"><text:span text:style-name="T6"/></text:p>
      <text:p text:style-name="P5"><text:span text:style-name="T6">Para </text:span><text:span text:style-name="T8">Krugman</text:span><text:span text:style-name="T6">, os conflitos de interesses </text:span><text:span text:style-name="T8">dentro</text:span><text:span text:style-name="T6"> das nações impactam mais a determinação da política comercial do que os conflitos de interesses entre as nações.</text:span></text:p>
      <text:p text:style-name="P5"><text:span text:style-name="T6"/></text:p>
      <text:p text:style-name="P23"><text:span text:style-name="T4">Mercantilismo → acumulação de ouro/prata; superávits na balança comercial (exportações &gt; importações).</text:span></text:p>
      <text:p text:style-name="P23"><text:span text:style-name="T4"/></text:p>
      <text:p text:style-name="P25"><text:span text:style-name="T4">Mercantilismo passou a ser contestado pelo </text:span><text:span text:style-name="T8">pensamento liberal</text:span><text:span text:style-name="T4">:</text:span></text:p>
      <text:list xml:id="list6784954078343875646" text:style-name="L3">
        <text:list-item>
          <text:p text:style-name="P26"><text:span text:style-name="T4">1758: David Hume → Da Balança Comercial</text:span></text:p>
        </text:list-item>
        <text:list-item>
          <text:p text:style-name="P26"><text:span text:style-name="T4">1776: Adam Smith → A Riqueza das Nações</text:span></text:p>
        </text:list-item>
      </text:list>
      <text:p text:style-name="P23"><text:span text:style-name="T4"/></text:p>
      <text:p text:style-name="P27"><text:span text:style-name="T4">As teorias </text:span><text:span text:style-name="T8">clássicas</text:span><text:span text:style-name="T4"> consideram apenas o </text:span><text:span text:style-name="T8">trabalho</text:span><text:span text:style-name="T4"> como fator de produção.</text:span></text:p>
      <text:p text:style-name="P23"><text:span text:style-name="T4"/></text:p>
      <text:p text:style-name="P21"><text:span text:style-name="T4">Teorias </text:span><text:span text:style-name="T8">clássicas</text:span><text:span text:style-name="T4"> do Comércio Internacional:</text:span></text:p>
      <text:list xml:id="list326676021646153291" text:style-name="L2">
        <text:list-item>
          <text:p text:style-name="P22"><text:span text:style-name="T4">Teoria das vantagens absolutas;</text:span></text:p>
        </text:list-item>
        <text:list-item>
          <text:p text:style-name="P22"><text:span text:style-name="T4">Teoria das vantagens comparativas.</text:span></text:p>
        </text:list-item>
      </text:list>
      <text:p text:style-name="P24"><text:span text:style-name="T4"/></text:p>
      <text:p text:style-name="P6"><text:span text:style-name="T4">Teoria das Vantagens Absolutas</text:span><text:span text:style-name="T6">:</text:span></text:p>
      <text:list xml:id="list5440272951472762123" text:style-name="L4">
        <text:list-item>
          <text:p text:style-name="P7"><text:span text:style-name="T6">Addam Smith;</text:span></text:p>
        </text:list-item>
        <text:list-item>
          <text:p text:style-name="P7"><text:span text:style-name="T6">Fonte da riqueza é o </text:span><text:span text:style-name="T4">trabalho</text:span><text:span text:style-name="T6"> </text:span><text:span text:style-name="T7">– considera apenas a </text:span><text:span text:style-name="T5">mão de obra</text:span><text:span text:style-name="T7"> na determinação dos custos de produção</text:span><text:span text:style-name="T6">;</text:span></text:p>
        </text:list-item>
        <text:list-item>
          <text:p text:style-name="P8"><text:span text:style-name="T6">Estado </text:span><text:span text:style-name="T4">não</text:span><text:span text:style-name="T6"> deve intervir na economia → autorregulação do mercado;</text:span></text:p>
        </text:list-item>
        <text:list-item>
          <text:p text:style-name="P9"><text:span text:style-name="T6">Estado só interviria:</text:span></text:p>
          <text:list>
            <text:list-item>
              <text:p text:style-name="P9"><text:span text:style-name="T6">para impedir a existência de monopólios;</text:span></text:p>
            </text:list-item>
            <text:list-item>
              <text:p text:style-name="P9"><text:span text:style-name="T6">em atividades fundamentais que não despertem interesse da iniciativa privada;</text:span></text:p>
            </text:list-item>
          </text:list>
        </text:list-item>
        <text:list-item>
          <text:p text:style-name="P10"><text:span text:style-name="T6">Fundamento para a </text:span><text:span text:style-name="T4">divisão internacional da produção</text:span><text:span text:style-name="T6"> – cada país se especializaria na produção de bens em que possuísse </text:span><text:span text:style-name="T4">maior eficiência</text:span><text:span text:style-name="T6"> → excesso de produção deveria ser objeto de trocas comerciais com outros países;</text:span></text:p>
        </text:list-item>
        <text:list-item>
          <text:p text:style-name="P10"><text:span text:style-name="T6">O comércio internacional resultante da </text:span><text:span text:style-name="T4">divisão da produção</text:span><text:span text:style-name="T6"> produziria </text:span><text:span text:style-name="T9">diminuição de custos</text:span><text:span text:style-name="T10"> e </text:span><text:span text:style-name="T9">aumento do bem-estar</text:span><text:span text:style-name="T10"> à sociedade como um todo;</text:span></text:p>
        </text:list-item>
        <text:list-item>
          <text:p text:style-name="P11"><text:span text:style-name="T13">Não</text:span><text:span text:style-name="T10"> explica o comércio quando um país é </text:span><text:span text:style-name="T13">mais eficiente em todos os bens</text:span><text:span text:style-name="T10"> – essa questão é solucionada pela </text:span><text:span text:style-name="T13">Teoria das Vantagens Comparativas</text:span><text:span text:style-name="T10">.</text:span></text:p>
        </text:list-item>
      </text:list>
      <text:p text:style-name="P12"><text:span text:style-name="T10"/></text:p>
      <text:p text:style-name="P13"><text:span text:style-name="T13">Teoria das Vantagens Comparativas</text:span><text:span text:style-name="T10"> (ou Custos Comparados):</text:span></text:p>
      <text:list xml:id="list5997049896124763843" text:style-name="L5">
        <text:list-item>
          <text:p text:style-name="P14"><text:span text:style-name="T10">David Ricardo;</text:span></text:p>
        </text:list-item>
        <text:list-item>
          <text:p text:style-name="P14"><text:span text:style-name="T10">Se baseia na </text:span><text:span text:style-name="T13">deficiência</text:span><text:span text:style-name="T10"> de um país na produção de um bem;</text:span></text:p>
        </text:list-item>
        <text:list-item>
          <text:p text:style-name="P15"><text:span text:style-name="T10">Custos de produção baseados apenas na </text:span><text:span text:style-name="T13">produtividade do trabalho </text:span><text:span text:style-name="T10">– os países se especializarão na produção de bens que o seu trabalho produz de forma </text:span><text:span text:style-name="T13">relativamente eficiente</text:span><text:span text:style-name="T10"> e importarão bens que seu trabalho produz de forma comparativamente ineficiente;</text:span></text:p>
        </text:list-item>
        <text:list-item>
          <text:p text:style-name="P15"><text:span text:style-name="T10">Para </text:span><text:span text:style-name="T13">Krugman</text:span><text:span text:style-name="T10">, são falhas dessa teoria:</text:span></text:p>
          <text:list>
            <text:list-item>
              <text:p text:style-name="P15"><text:span text:style-name="T10">prevê </text:span><text:span text:style-name="T9">grau de especialização muito elevado</text:span><text:span text:style-name="T10">, que não ocorre na prática;</text:span></text:p>
            </text:list-item>
            <text:list-item>
              <text:p text:style-name="P15"><text:soft-page-break/><text:span text:style-name="T10">considera que o </text:span><text:span text:style-name="T9">comércio internacional não produz efeitos indiretos sobre a distribuição de renda</text:span><text:span text:style-name="T10"> no interior dos países. Todavia, os efeitos práticos do comércio internacional sobre a renda são bastante fortes;</text:span></text:p>
            </text:list-item>
            <text:list-item>
              <text:p text:style-name="P16"><text:span text:style-name="T10">não reconhece que uma das causas de comércio internacional são as diferenças entre as dotações de recursos entre os países;</text:span></text:p>
            </text:list-item>
            <text:list-item>
              <text:p text:style-name="P16"><text:span text:style-name="T10">não considera que uma das causas do comércio são as economias de escala.</text:span></text:p>
            </text:list-item>
          </text:list>
        </text:list-item>
      </text:list>
      <text:p text:style-name="P17"><text:span text:style-name="T10"/></text:p>
      <text:p text:style-name="P18"><text:span text:style-name="T13">Teoria das Vantagens Absolutas</text:span><text:span text:style-name="T10"> → especialização na produção de bens com menor quantidade de trabalho possível.</text:span></text:p>
      <text:p text:style-name="P18"><text:span text:style-name="T13">Teoria das Vantagens Comparativas</text:span><text:span text:style-name="T10"> → especialização na produção de bens com custo de produção relativamente inferior.</text:span></text:p>
      <text:p text:style-name="P18"><text:span text:style-name="T10"/></text:p>
      <text:p text:style-name="P19"><text:span text:style-name="T10">Pela </text:span><text:span text:style-name="T13">Teoria das Vantagens Comparativas</text:span><text:span text:style-name="T10">, um país irá se especializar na produção de bens em que possua vantagem relativa, importando do outro aqueles bens em que possua </text:span><text:span text:style-name="T13">maior custo de oportunidade</text:span><text:span text:style-name="T10">.</text:span></text:p>
      <text:p text:style-name="P19"><text:span text:style-name="T10"/></text:p>
      <text:p text:style-name="P20"><text:span text:style-name="T13">Teorema Hecksher-Ohlin</text:span><text:span text:style-name="T10">:</text:span></text:p>
      <text:list xml:id="list2627957565647049095" text:style-name="L6">
        <text:list-item>
          <text:p text:style-name="P28"><text:span text:style-name="T12">os países se especializam na produção de bens </text:span><text:span text:style-name="T16">intensivos</text:span><text:span text:style-name="T12"> no fator de produção </text:span><text:span text:style-name="T16">abundante</text:span><text:span text:style-name="T12"> em seu território;</text:span></text:p>
        </text:list-item>
        <text:list-item>
          <text:p text:style-name="P28"><text:span text:style-name="T17">não</text:span><text:span text:style-name="T11"> nega a Teoria das Vantagens Comparativas, mas o </text:span><text:span text:style-name="T17">complementa</text:span><text:span text:style-name="T11">;</text:span></text:p>
        </text:list-item>
        <text:list-item>
          <text:p text:style-name="P29"><text:span text:style-name="T11">c</text:span><text:span text:style-name="T10">onsidera que as tecnologias dos países são as mesmas (</text:span><text:span text:style-name="T15">tecnologia é uma constante</text:span><text:span text:style-name="T10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5897" officeooo:paragraph-rsid="001858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Políticas comerci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29:11.302341840</meta:creation-date>
    <dc:date>2018-01-23T17:45:18.876114958</dc:date>
    <meta:editing-duration>PT1H6M17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" meta:paragraph-count="40" meta:word-count="560" meta:character-count="3556" meta:non-whitespace-character-count="3057"/>
  </office:meta>
</office:document-meta>
</file>